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1b15" officeooo:paragraph-rsid="00031b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officeooo:rsid="00031b15" officeooo:paragraph-rsid="00031b1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2d5a" officeooo:paragraph-rsid="00062d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78cad" officeooo:paragraph-rsid="00078ca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egory</text:p>
      <text:p text:style-name="P2">SubCategory</text:p>
      <text:p text:style-name="P2">Note</text:p>
      <text:p text:style-name="P1"/>
      <text:p text:style-name="P3">Heading</text:p>
      <text:p text:style-name="P3"/>
      <text:p text:style-name="P4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5-04-23T02:49:23.631067374</meta:creation-date>
    <dc:date>2015-04-24T01:42:16.889392254</dc:date>
    <dc:creator>perry </dc:creator>
    <meta:editing-duration>PT1M5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5" meta:character-count="31" meta:non-whitespace-character-count="31"/>
  </office:meta>
</office:document-meta>
</file>